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ildNodeEntr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NodeEntry.equals( Object obj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hildNodeEntry.ChildNodeEntry( Name name , NodeId id , int ind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hildNodeEntry.get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NodeEntry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NodeEntr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NodeEntry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